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font-name="Times New Roman1"/>
    </style:style>
    <style:style style:name="T7" style:family="text">
      <style:text-properties style:text-line-through-style="none" style:font-name="Times New Roman1" style:text-underline-style="none"/>
    </style:style>
    <style:style style:name="T8" style:family="text">
      <style:text-properties style:text-line-through-style="none" style:font-name="Times New Roman"/>
    </style:style>
    <style:style style:name="T9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0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8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Dedication services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0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 (pages 1-7)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rayer is inserted on a separate sheet, before page 1. <text:s/>The pages of the prayer are numbered i, ii, and iii in the transcription.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On the occasion of dedicating/</text:p>
      <text:p text:style-name="P2">2 Sepharim at the Netherland/</text:p>
      <text:p text:style-name="P2">Synagogue./</text:p>
      <text:p text:style-name="P2"/>
      <text:p text:style-name="P2">[Hebrew]/</text:p>
      <text:p text:style-name="P2"/>
      <text:p text:style-name="P3">[Page i]</text:p>
      <text:p text:style-name="P2">A prayer for the dedication of a new Sepher/</text:p>
      <text:p text:style-name="P3">Holy Law, the unerring manifestation of the will of the Most High!/ <text:s/>Let our greetings betoken ardency of zeal; the unceasing devotion/ of our lives to the cause of truth, thou wast commissioned to/ advance. <text:s/>Holy Law that speakest in accents divine. <text:s/>May/ thy coming in our midst, thrill the faithful with spiritual delight./ <text:s/>And in like manner as their hearts should ever beat high with love/ for Thy celestial Author, so let their understanding be ever illumined/ by thy teachings. <text:s/>For, verily when our reason shall have fathomed/ the depth of wisdom wherewith thou teemest, our eagerness to be/ guided by they word will increase; and unwavering will become our/ resolves to abide solely by thy directions. <text:s/>Holy Law! <text:s/>This season/ around which gladsome memories cluster, this season in which thou/ hast bid us rejoice, has been chosen by thy votaries to show/ the honor, and I an humble adherent of thy dictates, <text:soft-page-break/>am sought/ for that I may petition for the reward that their action may have/ won. <text:s/>Oh breathe thou unto me the word I may utter, for thus/ will the prayer I offer be acceptable to the Lord, and it will also/ propitiate His grace./</text:p>
      <text:p text:style-name="P3">Almighty Creator! <text:s/>Universal Father! but the special Guardian/</text:p>
      <text:p text:style-name="P3"/>
      <text:p text:style-name="P3">[Page ii]</text:p>
      <text:p text:style-name="P3">and Protector of the adorers of Thy Unity! <text:s/>Grant that the deed now performed/ by the Congregation, may yield an abundance of blessings./ <text:s/>May the effect of Thy heavenly boons be discernible in all their/ walks of life. <text:s/>May they may be proven by their <text:span text:style-name="T2">me</text:span><text:span text:style-name="T5"> virtuous demeanour/ </text:span><text:span text:style-name="T2">towards</text:span><text:span text:style-name="T5"> as members of the social family, by their piety as descendents/ of the righteous patriarchs, by their fidelity to the divine trust as/ missionaries of Thy eternal verities. <text:s/>Grant that the imparting/ of Thy servants who will this day address Thy suppliants in/ language drawn from the source of purity may incite them/ further to the pursuit of integrity, of sincerity and goodness;/ for when they shall have woven that threefold chord their existence will/ be indissolubly bound with Thee, who art the absolute Essence of/ perfection. <text:s/>May the heads of this organization follow/ the tenets enunciated at Sinai, and let their commanding influence/ be reflected in the doings of the whole religious body./</text:span></text:p>
      <text:p text:style-name="P3"><text:span text:style-name="T5">Let harmony signalize the dealings of this portion of thy chosen/ race; and may they fully realize that the inheriting of spiritual/ privileges entails therewith upon the recipients of the discharge/ of momentous duties towards the community of their brethren,/ and towards mankind at large. <text:s/>May this Synagogue/ be the exponent of </text:span><text:span text:style-name="T2">Thy</text:span><text:span text:style-name="T5"> the principles of the Torah, and secure/ its general recognition as a dwelling whereon Thou mayest/</text:span></text:p>
      <text:p text:style-name="P3"><text:span text:style-name="T5"/></text:p>
      <text:p text:style-name="P3"><text:span text:style-name="T5">[Page iii]</text:span></text:p>
      <text:p text:style-name="P3"><text:span text:style-name="T5">vouchsafe </text:span><text:span text:style-name="T2">to rest</text:span><text:span text:style-name="T5"> to let Thy Divinity rest. <text:s/>Grant that/ the respective home of this assemblage may, like their Sanctuary,/ reveal constant obedience to Thy behests, and even as their habitations so/ may also their vocations obviously evince that rectitude is their/ standard, and that he </text:span><text:span text:style-name="T2">is</text:span><text:span text:style-name="T5"> can be called a veritable Israelite, whose conduct/ represents all that is good, holy and true,.[sic!] <text:s/>May vainglory/ never be harbored </text:span><text:span text:style-name="T2">within</text:span><text:span text:style-name="T5"> in this sacred spot, but humility distinguish/ the service tendered unto Thee within these hallowed courts./ <text:s/>Grant that as upon this day, on which the ceremonies performed/ tacitly signify our attachment to the olden </text:span><text:span text:style-name="T2">law</text:span><text:span text:style-name="T5"> faith, so may/ they all who worship here, ever exclaim and believe that/ the </text:span><text:span text:style-name="T2">instruction</text:span><text:span text:style-name="T5"> Law Thou hast commanded for us unto Moses, will ever/ remain the heritage of the Congregation of Jacob. <text:s/>Amen./</text:span></text:p>
      <text:p text:style-name="P3"><text:span text:style-name="T5"/></text:p>
      <text:p text:style-name="P3"><text:span text:style-name="T5">[Page 1]</text:span></text:p>
      <text:p text:style-name="P3"><text:span text:style-name="T5">What means the festive appearance which this edifice/ present? <text:s/>Why the choral songs that have resounded/ through its isles? <text:s/>A solemn assembly is held/ by Hebrews upon a day of no peculiar sacredness to/ Israel. <text:s/>Whom do you, dear Brethren! thus delight to honor?/ <text:s/>Ah! <text:s/>I recognize thee, the just cause of this celebration!/ <text:s/>Word of the Lord! <text:s/>May thy chosen custodians ever/ greet thy entrance into their holy shrines. <text:s/>May/ they to the end of time, assign to thee a place most/ conspicuous in their dwellings of prayer. <text:s/></text:span><text:span text:style-name="T2">Rest as</text:span><text:span text:style-name="T5">/ It behooves them to evince reverential awe for the/ messenger of the Most High. <text:s/>Rest then amidst/ <text:s/>the faithful, thou bearer of happy tidings. <text:s/>They/ who chose emphatically to be called "B</text:span><text:span text:style-name="T6">é</text:span><text:span text:style-name="T8">ne Israel",/ will watch for thy preservation. <text:s/>They will keep/ thee unscathed. <text:s/>Am I, then, <text:s/>my/ fellow-believers, so to interpret the ceremony just/ performed? <text:s/>Does it in very deed stand as the/ exponent of your religious principles? <text:s/>I dare not/ impugn your motives. <text:s/>I trust that you are actuated/</text:span></text:p>
      <text:p text:style-name="P3"><text:span text:style-name="T8"/></text:p>
      <text:p text:style-name="P3"><text:span text:style-name="T8">[Page 2]</text:span></text:p>
      <text:p text:style-name="P3"><text:span text:style-name="T8">by pure intentions. <text:s/>But I have been asked/ briefly to speak on the occasion that has brought/ us together, and I must seek to improve it to my/ own advantage. <text:s/>I cannot permit an opportunity to/ escape, by which I may obtain some compensation </text:span><text:span text:style-name="T3">fo</text:span><text:span text:style-name="T8"> to/ my exertions. <text:s/>Learn the price. <text:s/>[Hebrew]/ </text:span><text:soft-page-break/><text:span text:style-name="T8">[Hebrew] "He that admonisheth a man, will after-/-wards find more favor than he who flattereth with/ the tongue." <text:s/>Your good opinion, my dear Brethren,/ is the goal which I am striving to reach. <text:s/>And I will/ pave my way thereto by holding to a divine instrument;/ even to Truth [Hebrew]./</text:span></text:p>
      <text:p text:style-name="P3"><text:span text:style-name="T8">Well then, my beloved hearers! <text:s/>Willing to judge you/ all most favorably, I, still, am not so certain that every one within reach of my voice views the present/ celebration in the light which alone can lend to it/ importance. <text:s/>I will be explicit. <text:s/>Two copies/ of a manuscript have been deposited in this holy ark./ <text:s/>The antiquary will regard it with special interest, as/ a monument of the remotest time. <text:s/>The wise cannot/ fail to have discovered therein the parent of human/ </text:span><text:span text:style-name="T3">cv</text:span><text:span text:style-name="T8"> civilization. <text:s/>But for you, "O children of Israel," that/</text:span></text:p>
      <text:p text:style-name="P3"><text:span text:style-name="T8"/></text:p>
      <text:p text:style-name="P3"><text:span text:style-name="T8">[Page 3]</text:span></text:p>
      <text:p text:style-name="P3"><text:span text:style-name="T8">scroll has a much deeper significance. <text:s/>It represents/ the mandate of our Sovereign Legislator. <text:s/>It is the un-/-changeable will of the God of Sinai, and which/ you cannot </text:span><text:span text:style-name="T3">a</text:span><text:span text:style-name="T8"> set aside, without proving recreant to a/ heavenly trust. <text:s/>For alike to the highest and to the/ humblest among us, is that heavenly imparting an/ inalienable heirloom [Hebrew]/ "The law which Moses commanded us, is the inheritance of/ the Congregation of Jacob" [Hebrew] <text:s/>Must/ I interpret it to be simply the possession of the poste-/-rity of kings? remarks our Rabbins. <text:s/>[Hebrew]/ Or, must I understand it as being an object which only/ the descendants of people of lower ranks should treasure/ up? <text:s/>No, it is written, "Ye are standing this day </text:span><text:span text:style-name="T9">all</text:span><text:span text:style-name="T10"> of/ you, before the Lord your God" [Hebrew]/ None is excluded. <text:s/>The opulence of the most successful/ Hebrew man, cannot exonerate him from any of the/ duties which God has imposed; nor can the pressing wants/ of the indigent, be an exemption therefrom./</text:span></text:p>
      <text:p text:style-name="P3"><text:span text:style-name="T10">Dear Brethren! <text:s/>If the outward tokens of respect,/</text:span></text:p>
      <text:p text:style-name="P3"><text:span text:style-name="T10"/></text:p>
      <text:p text:style-name="P3"><text:span text:style-name="T10">[Page 4]</text:span></text:p>
      <text:p text:style-name="P3"><text:span text:style-name="T10">which attended the admission of those volumes in/ your sanctuary are an expression of your acceptance of/ that truth. <text:s/>If you feel devotionally glad that your/ synagogue has been the recipient of that gift, because/ you cherish the ancestral bequest; because you take/ pleasure in reading from a book, which forms the/ standard of your actions; then the festival now held,/ assumes a grand, a sublime aspect. <text:s/>But if you consi-/-der that you have graced the oracle of the Lord's house,/ by placing therein the law of Horeb, though its summons/ have ceased to awaken responsive feelings in your breasts,/ then the ceremonies through which you have gone, are futile./ <text:s/>For, what honor can He receive whose teachings are pre-/-served in vellum, and encased in ornaments, but they/ are neither heeded nor pondered upon?/</text:span></text:p>
      <text:p text:style-name="P3"><text:span text:style-name="T10">I do not undervalue the merit of furnishing the dwelling/ of prayer with written copies of the Mosaic code. <text:s/>On the/ contrary: I commend you, O congregation Ben</text:span><text:span text:style-name="T7">é</text:span><text:span text:style-name="T10"> Israel, for/ having sought to add to their number. <text:s/>For they are/ greatly to be prized more than </text:span><text:span text:style-name="T4">the</text:span><text:span text:style-name="T10"> architectural beauties,/ and sumptuous structures. <text:s/>And I think, my two generous/ Brethren! whose presents have given occasion to our religious/</text:span></text:p>
      <text:p text:style-name="P3"><text:span text:style-name="T10"/></text:p>
      <text:p text:style-name="P3"><text:span text:style-name="T10">[Page 5]</text:span></text:p>
      <text:p text:style-name="P3"><text:span text:style-name="T10">gathering. <text:s/>But knowing how liable we all/ are to self-delusions, I have come before you with/ a word of friendly caution. <text:s/>For, "the commandment is/ a lamp, but the Law is the Light, and the admonitions/ of instruction are the way of life" [Hebrew]/ [Hebrew]. <text:s/>Observe, my dear hearers! <text:s/>The adhering/ to some precept of the heavenly Legislation, has been com-/-pared to an object which can illumine our steps only for/ a time; while the exemplifying of all the celestial behests,/ has been likened to the radiance of the Sun, which shines/ perpetually; purposing to signify that an Israelite can-/-not hope to be encircled by the arm of the Lord, and screened/ from perils, unless the services he renders to the Great/ Master, are continuous and thorough. <text:s/>[Hebrew]/ [Hebrew]/ To illustrate that sentence of King Solomon, our Sages/ in the Medrash, have imagined the case of an individual/ starting on a journey at night. <text:s/>His path lies among/ steeps and precipices. <text:s/>But while envelopped[sic!] in dark-/-ness, he finds a </text:span><text:soft-page-break/><text:span text:style-name="T10">taper. <text:s/>By its means some of the/ obstacles which impede his course are overcome. <text:s/>Yet, he/ is in constant danger; and only when the bright luminary/</text:span></text:p>
      <text:p text:style-name="P3"><text:span text:style-name="T10"/></text:p>
      <text:p text:style-name="P3"><text:span text:style-name="T10">[Page 6]</text:span></text:p>
      <text:p text:style-name="P3"><text:span text:style-name="T10">of the day breaks forth, he can walk perfectly/ at large. <text:s/>In like manner, my dear Brethren, will/ it happen with us. <text:s/>A partial obedience to the/ will of God, may relieve us from some of the ills which/ encompass our existence here below, but if we cling un-/-waveringly to the whole Law, then evil will become/ pointless against us. <text:s/>We shall be safe, though/ the grave be yawning beneath our steps [Hebrew]/ The truth of the Lord shall be our shield and buckler./ <text:s/>Now, it is because I earnestly wish that you may/ be so happily circumstanced, that I have spoken in/ this strain. <text:s/>And of all times and seasons the present/ is certainly the fittest for offering admonitions of instruction,/ leading to the way of life. <text:s/>One week hence our/ deeds will pass in review before the tribunal of the/ Omniscient Judge. <text:s/>The trespasses hidden from human/ eyes, and those which brought scandal to Israel, will/ be equally stamped upon with a mark of god's displeasure/ yet, if we can set against them an array of virtue, or,/ if at least, signs of contrition and repentance can be/ produced, the unbounded mercy of the Lord may/ lengthen our days, and award unto us health and continued/</text:span></text:p>
      <text:p text:style-name="P3"><text:span text:style-name="T10"/></text:p>
      <text:p text:style-name="P3"><text:span text:style-name="T10">[Page 7]</text:span></text:p>
      <text:p text:style-name="P3"><text:span text:style-name="T10">prosperity. <text:s/>Oh! let our assembling on this/ occasion </text:span><text:span text:style-name="T4">be</text:span><text:span text:style-name="T10"> effect a glorious end. <text:s/></text:span><text:span text:style-name="T4">My voice</text:span><text:span text:style-name="T10">/ </text:span><text:span text:style-name="T4">may have failed to impress,</text:span><text:span text:style-name="T10"> <text:s/>Our Torah, which is the/ personified wisdom of the book of Proverbs, calls upon us./ <text:s/></text:span><text:span text:style-name="T4">With pe</text:span><text:span text:style-name="T10"> From the height of her standing, she addresses/ all with persuasive eloquence, and counsels a return to/ God, by a demeanour consistent with the rules of/ morality, </text:span><text:span text:style-name="T4">not of</text:span><text:span text:style-name="T10"> with the </text:span><text:span text:style-name="T4">dica</text:span><text:span text:style-name="T10"> dictates of charity and piety./ <text:s/>My voice may have failed to impress; but you will lend/ an attentive ear to the voice of that heavenly monitor, and/ with one sweet accord of feelings, answer "Yes," the law/ which Moses commanded us, is &amp; will ever be the valued inheritance of the/ congregation of Jacob." <text:s/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2:05:26.87</meta:creation-date>
    <dc:date>2013-02-18T13:43:52.92</dc:date>
    <meta:editing-duration>PT1H17M45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92" meta:word-count="2072" meta:character-count="12586"/>
  </office:meta>
</office:document-meta>
</file>